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lustname/ID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SpARCS-0035</text:p>
          </table:table-cell>
          <table:table-cell table:style-name="Default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Default" office:value-type="float" office:value="8.955122" calcext:value-type="float">
            <text:p>8.955122</text:p>
          </table:table-cell>
          <table:table-cell table:style-name="Default" office:value-type="float" office:value="-43.177765" calcext:value-type="float">
            <text:p>-43.17776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Default" office:value-type="float" office:value="8.950481" calcext:value-type="float">
            <text:p>8.950481</text:p>
          </table:table-cell>
          <table:table-cell table:style-name="Default" office:value-type="float" office:value="-43.196026" calcext:value-type="float">
            <text:p>-43.196026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Default" office:value-type="float" office:value="8.964633" calcext:value-type="float">
            <text:p>8.964633</text:p>
          </table:table-cell>
          <table:table-cell table:style-name="Default" office:value-type="float" office:value="-43.20052" calcext:value-type="float">
            <text:p>-43.2005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style-name="Default" office:value-type="float" office:value="8.959504" calcext:value-type="float">
            <text:p>8.959504</text:p>
          </table:table-cell>
          <table:table-cell table:style-name="Default" office:value-type="float" office:value="-43.207027" calcext:value-type="float">
            <text:p>-43.207027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table:style-name="Default" office:value-type="float" office:value="8.953558" calcext:value-type="float">
            <text:p>8.953558</text:p>
          </table:table-cell>
          <table:table-cell table:style-name="Default" office:value-type="float" office:value="-43.213078" calcext:value-type="float">
            <text:p>-43.213078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table:style-name="Default" office:value-type="float" office:value="8.96071" calcext:value-type="float">
            <text:p>8.96071</text:p>
          </table:table-cell>
          <table:table-cell table:style-name="Default" office:value-type="float" office:value="-43.215828" calcext:value-type="float">
            <text:p>-43.21582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style-name="Default" office:value-type="float" office:value="8.959342" calcext:value-type="float">
            <text:p>8.959342</text:p>
          </table:table-cell>
          <table:table-cell table:style-name="Default" office:value-type="float" office:value="-43.216389" calcext:value-type="float">
            <text:p>-43.216389</text:p>
          </table:table-cell>
        </table:table-row>
        <table:table-row table:style-name="ro1">
          <table:table-cell office:value-type="string" calcext:value-type="string">
            <text:p>SpARCS-0219</text:p>
          </table:table-cell>
          <table:table-cell table:style-name="Default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float" office:value="34.957893" calcext:value-type="float">
            <text:p>34.957893</text:p>
          </table:table-cell>
          <table:table-cell table:style-name="Default" office:value-type="float" office:value="-5.495791" calcext:value-type="float">
            <text:p>-5.49579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Default" office:value-type="float" office:value="34.895943" calcext:value-type="float">
            <text:p>34.895943</text:p>
          </table:table-cell>
          <table:table-cell table:style-name="Default" office:value-type="float" office:value="-5.506998" calcext:value-type="float">
            <text:p>-5.5069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float" office:value="34.934635" calcext:value-type="float">
            <text:p>34.934635</text:p>
          </table:table-cell>
          <table:table-cell table:style-name="Default" office:value-type="float" office:value="-5.521104" calcext:value-type="float">
            <text:p>-5.52110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Default" office:value-type="float" office:value="34.932835" calcext:value-type="float">
            <text:p>34.932835</text:p>
          </table:table-cell>
          <table:table-cell table:style-name="Default" office:value-type="float" office:value="-5.52801" calcext:value-type="float">
            <text:p>-5.5280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Default" office:value-type="float" office:value="34.937721" calcext:value-type="float">
            <text:p>34.937721</text:p>
          </table:table-cell>
          <table:table-cell table:style-name="Default" office:value-type="float" office:value="-5.533482" calcext:value-type="float">
            <text:p>-5.53348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Default" office:value-type="float" office:value="34.930882" calcext:value-type="float">
            <text:p>34.930882</text:p>
          </table:table-cell>
          <table:table-cell table:style-name="Default" office:value-type="float" office:value="-5.53568" calcext:value-type="float">
            <text:p>-5.53568</text:p>
          </table:table-cell>
        </table:table-row>
        <table:table-row table:style-name="ro1">
          <table:table-cell office:value-type="string" calcext:value-type="string">
            <text:p>SpARCS-0335</text:p>
          </table:table-cell>
          <table:table-cell table:style-name="Default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Default" office:value-type="float" office:value="53.756821" calcext:value-type="float">
            <text:p>53.756821</text:p>
          </table:table-cell>
          <table:table-cell table:style-name="Default" office:value-type="float" office:value="-29.477444" calcext:value-type="float">
            <text:p>-29.47744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Default" office:value-type="float" office:value="53.774822" calcext:value-type="float">
            <text:p>53.774822</text:p>
          </table:table-cell>
          <table:table-cell table:style-name="Default" office:value-type="float" office:value="-29.481499" calcext:value-type="float">
            <text:p>-29.481499</text:p>
          </table:table-cell>
        </table:table-row>
        <table:table-row table:style-name="ro1">
          <table:table-cell office:value-type="string" calcext:value-type="string">
            <text:p>SpARCS-1034</text:p>
          </table:table-cell>
          <table:table-cell table:style-name="Default"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style-name="Default" office:value-type="float" office:value="158.708603" calcext:value-type="float">
            <text:p>158.708603</text:p>
          </table:table-cell>
          <table:table-cell table:style-name="Default" office:value-type="float" office:value="58.33197" calcext:value-type="float">
            <text:p>58.33197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table:style-name="Default" office:value-type="float" office:value="158.749634" calcext:value-type="float">
            <text:p>158.749634</text:p>
          </table:table-cell>
          <table:table-cell table:style-name="Default" office:value-type="float" office:value="58.30954" calcext:value-type="float">
            <text:p>58.30954</text:p>
          </table:table-cell>
        </table:table-row>
        <table:table-row table:style-name="ro1">
          <table:table-cell office:value-type="string" calcext:value-type="string">
            <text:p>SpARCS-1051</text:p>
          </table:table-cell>
          <table:table-cell table:style-name="Default" table:number-columns-repeated="2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style-name="Default" office:value-type="float" office:value="162.795334" calcext:value-type="float">
            <text:p>162.795334</text:p>
          </table:table-cell>
          <table:table-cell table:style-name="Default" office:value-type="float" office:value="58.302979" calcext:value-type="float">
            <text:p>58.302979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table:style-name="Default" office:value-type="float" office:value="162.778381" calcext:value-type="float">
            <text:p>162.778381</text:p>
          </table:table-cell>
          <table:table-cell table:style-name="Default" office:value-type="float" office:value="58.299782" calcext:value-type="float">
            <text:p>58.299782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table:style-name="Default" office:value-type="float" office:value="162.800858" calcext:value-type="float">
            <text:p>162.800858</text:p>
          </table:table-cell>
          <table:table-cell table:style-name="Default" office:value-type="float" office:value="58.294819" calcext:value-type="float">
            <text:p>58.294819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table:style-name="Default" office:value-type="float" office:value="162.740417" calcext:value-type="float">
            <text:p>162.740417</text:p>
          </table:table-cell>
          <table:table-cell table:style-name="Default" office:value-type="float" office:value="58.283576" calcext:value-type="float">
            <text:p>58.283576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table:style-name="Default" office:value-type="float" office:value="162.754929" calcext:value-type="float">
            <text:p>162.754929</text:p>
          </table:table-cell>
          <table:table-cell table:style-name="Default" office:value-type="float" office:value="58.276955" calcext:value-type="float">
            <text:p>58.276955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table:style-name="Default" office:value-type="float" office:value="162.838715" calcext:value-type="float">
            <text:p>162.838715</text:p>
          </table:table-cell>
          <table:table-cell table:style-name="Default" office:value-type="float" office:value="58.274837" calcext:value-type="float">
            <text:p>58.274837</text:p>
          </table:table-cell>
        </table:table-row>
        <table:table-row table:style-name="ro1">
          <table:table-cell office:value-type="string" calcext:value-type="string">
            <text:p>SpARCS-1616</text:p>
          </table:table-cell>
          <table:table-cell table:style-name="Default"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244.199402" calcext:value-type="float">
            <text:p>244.199402</text:p>
          </table:table-cell>
          <table:table-cell office:value-type="float" office:value="55.774254" calcext:value-type="float">
            <text:p>55.774254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244.188522" calcext:value-type="float">
            <text:p>244.188522</text:p>
          </table:table-cell>
          <table:table-cell office:value-type="float" office:value="55.765198" calcext:value-type="float">
            <text:p>55.765198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244.134537" calcext:value-type="float">
            <text:p>244.134537</text:p>
          </table:table-cell>
          <table:table-cell office:value-type="float" office:value="55.76112" calcext:value-type="float">
            <text:p>55.76112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244.177719" calcext:value-type="float">
            <text:p>244.177719</text:p>
          </table:table-cell>
          <table:table-cell office:value-type="float" office:value="55.754192" calcext:value-type="float">
            <text:p>55.754192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244.176422" calcext:value-type="float">
            <text:p>244.176422</text:p>
          </table:table-cell>
          <table:table-cell office:value-type="float" office:value="55.748363" calcext:value-type="float">
            <text:p>55.748363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244.141113" calcext:value-type="float">
            <text:p>244.141113</text:p>
          </table:table-cell>
          <table:table-cell office:value-type="float" office:value="55.747589" calcext:value-type="float">
            <text:p>55.747589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244.23877" calcext:value-type="float">
            <text:p>244.23877</text:p>
          </table:table-cell>
          <table:table-cell office:value-type="float" office:value="55.745323" calcext:value-type="float">
            <text:p>55.745323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244.186996" calcext:value-type="float">
            <text:p>244.186996</text:p>
          </table:table-cell>
          <table:table-cell office:value-type="float" office:value="55.746246" calcext:value-type="float">
            <text:p>55.746246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244.201675" calcext:value-type="float">
            <text:p>244.201675</text:p>
          </table:table-cell>
          <table:table-cell office:value-type="float" office:value="55.745792" calcext:value-type="float">
            <text:p>55.745792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244.150391" calcext:value-type="float">
            <text:p>244.150391</text:p>
          </table:table-cell>
          <table:table-cell office:value-type="float" office:value="55.732391" calcext:value-type="float">
            <text:p>55.732391</text:p>
          </table:table-cell>
        </table:table-row>
        <table:table-row table:style-name="ro1">
          <table:table-cell office:value-type="string" calcext:value-type="string">
            <text:p>SpARCS-1634</text:p>
          </table:table-cell>
          <table:table-cell table:style-name="Default"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48.67067" calcext:value-type="float">
            <text:p>248.67067</text:p>
          </table:table-cell>
          <table:table-cell office:value-type="float" office:value="40.3918" calcext:value-type="float">
            <text:p>40.3918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248.637421" calcext:value-type="float">
            <text:p>248.637421</text:p>
          </table:table-cell>
          <table:table-cell office:value-type="float" office:value="40.377552" calcext:value-type="float">
            <text:p>40.377552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248.659424" calcext:value-type="float">
            <text:p>248.659424</text:p>
          </table:table-cell>
          <table:table-cell office:value-type="float" office:value="40.373466" calcext:value-type="float">
            <text:p>40.373466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248.623947" calcext:value-type="float">
            <text:p>248.623947</text:p>
          </table:table-cell>
          <table:table-cell office:value-type="float" office:value="40.367943" calcext:value-type="float">
            <text:p>40.367943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248.653427" calcext:value-type="float">
            <text:p>248.653427</text:p>
          </table:table-cell>
          <table:table-cell office:value-type="float" office:value="40.364941" calcext:value-type="float">
            <text:p>40.3649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248.656021" calcext:value-type="float">
            <text:p>248.656021</text:p>
          </table:table-cell>
          <table:table-cell office:value-type="float" office:value="40.356785" calcext:value-type="float">
            <text:p>40.356785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248.655197" calcext:value-type="float">
            <text:p>248.655197</text:p>
          </table:table-cell>
          <table:table-cell office:value-type="float" office:value="40.354839" calcext:value-type="float">
            <text:p>40.354839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248.649429" calcext:value-type="float">
            <text:p>248.649429</text:p>
          </table:table-cell>
          <table:table-cell office:value-type="float" office:value="40.335342" calcext:value-type="float">
            <text:p>40.335342</text:p>
          </table:table-cell>
        </table:table-row>
        <table:table-row table:style-name="ro1">
          <table:table-cell office:value-type="string" calcext:value-type="string">
            <text:p>SpARCS-1638</text:p>
          </table:table-cell>
          <table:table-cell table:style-name="Default"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249.749207" calcext:value-type="float">
            <text:p>249.749207</text:p>
          </table:table-cell>
          <table:table-cell office:value-type="float" office:value="40.648319" calcext:value-type="float">
            <text:p>40.648319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249.687378" calcext:value-type="float">
            <text:p>249.687378</text:p>
          </table:table-cell>
          <table:table-cell office:value-type="float" office:value="40.646351" calcext:value-type="float">
            <text:p>40.646351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249.733276" calcext:value-type="float">
            <text:p>249.733276</text:p>
          </table:table-cell>
          <table:table-cell office:value-type="float" office:value="40.623867" calcext:value-type="float">
            <text:p>40.623867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249.711411" calcext:value-type="float">
            <text:p>249.711411</text:p>
          </table:table-cell>
          <table:table-cell office:value-type="float" office:value="40.610359" calcext:value-type="float">
            <text:p>40.610359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249.681976" calcext:value-type="float">
            <text:p>249.681976</text:p>
          </table:table-cell>
          <table:table-cell office:value-type="float" office:value="40.60561" calcext:value-type="float">
            <text:p>40.60561</text:p>
          </table:table-cell>
        </table:table-row>
        <table:table-row table:style-name="ro1">
          <table:table-cell office:value-type="string" calcext:value-type="string">
            <text:p>SPTCL-0205</text:p>
          </table:table-cell>
          <table:table-cell table:style-name="Default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1.427977" calcext:value-type="float">
            <text:p>31.427977</text:p>
          </table:table-cell>
          <table:table-cell office:value-type="float" office:value="-58.467869" calcext:value-type="float">
            <text:p>-58.46786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1.450611" calcext:value-type="float">
            <text:p>31.450611</text:p>
          </table:table-cell>
          <table:table-cell office:value-type="float" office:value="-58.470181" calcext:value-type="float">
            <text:p>-58.4701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1.48917" calcext:value-type="float">
            <text:p>31.48917</text:p>
          </table:table-cell>
          <table:table-cell office:value-type="float" office:value="-58.475388" calcext:value-type="float">
            <text:p>-58.47538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1.428158" calcext:value-type="float">
            <text:p>31.428158</text:p>
          </table:table-cell>
          <table:table-cell office:value-type="float" office:value="-58.477062" calcext:value-type="float">
            <text:p>-58.47706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1.457066" calcext:value-type="float">
            <text:p>31.457066</text:p>
          </table:table-cell>
          <table:table-cell office:value-type="float" office:value="-58.481236" calcext:value-type="float">
            <text:p>-58.48123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.44865" calcext:value-type="float">
            <text:p>31.44865</text:p>
          </table:table-cell>
          <table:table-cell office:value-type="float" office:value="-58.482098" calcext:value-type="float">
            <text:p>-58.48209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1.490849" calcext:value-type="float">
            <text:p>31.490849</text:p>
          </table:table-cell>
          <table:table-cell office:value-type="float" office:value="-58.484455" calcext:value-type="float">
            <text:p>-58.48445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1.486023" calcext:value-type="float">
            <text:p>31.486023</text:p>
          </table:table-cell>
          <table:table-cell office:value-type="float" office:value="-58.489624" calcext:value-type="float">
            <text:p>-58.48962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1.43228" calcext:value-type="float">
            <text:p>31.43228</text:p>
          </table:table-cell>
          <table:table-cell office:value-type="float" office:value="-58.495968" calcext:value-type="float">
            <text:p>-58.49596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1.441036" calcext:value-type="float">
            <text:p>31.441036</text:p>
          </table:table-cell>
          <table:table-cell office:value-type="float" office:value="-58.499805" calcext:value-type="float">
            <text:p>-58.499805</text:p>
          </table:table-cell>
        </table:table-row>
        <table:table-row table:style-name="ro1">
          <table:table-cell office:value-type="string" calcext:value-type="string">
            <text:p>SPTCL-0546</text:p>
          </table:table-cell>
          <table:table-cell table:style-name="Default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6.645424" calcext:value-type="float">
            <text:p>86.645424</text:p>
          </table:table-cell>
          <table:table-cell office:value-type="float" office:value="-53.743717" calcext:value-type="float">
            <text:p>-53.7437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6.632874" calcext:value-type="float">
            <text:p>86.632874</text:p>
          </table:table-cell>
          <table:table-cell office:value-type="float" office:value="-53.745537" calcext:value-type="float">
            <text:p>-53.74553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6.655228" calcext:value-type="float">
            <text:p>86.655228</text:p>
          </table:table-cell>
          <table:table-cell office:value-type="float" office:value="-53.745945" calcext:value-type="float">
            <text:p>-53.7459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6.687813" calcext:value-type="float">
            <text:p>86.687813</text:p>
          </table:table-cell>
          <table:table-cell office:value-type="float" office:value="-53.75034" calcext:value-type="float">
            <text:p>-53.7503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6.646362" calcext:value-type="float">
            <text:p>86.646362</text:p>
          </table:table-cell>
          <table:table-cell office:value-type="float" office:value="-53.751583" calcext:value-type="float">
            <text:p>-53.7515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6.650864" calcext:value-type="float">
            <text:p>86.650864</text:p>
          </table:table-cell>
          <table:table-cell office:value-type="float" office:value="-53.754158" calcext:value-type="float">
            <text:p>-53.75415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6.652542" calcext:value-type="float">
            <text:p>86.652542</text:p>
          </table:table-cell>
          <table:table-cell office:value-type="float" office:value="-53.761471" calcext:value-type="float">
            <text:p>-53.76147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6.653282" calcext:value-type="float">
            <text:p>86.653282</text:p>
          </table:table-cell>
          <table:table-cell office:value-type="float" office:value="-53.765675" calcext:value-type="float">
            <text:p>-53.76567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6.665634" calcext:value-type="float">
            <text:p>86.665634</text:p>
          </table:table-cell>
          <table:table-cell office:value-type="float" office:value="-53.766727" calcext:value-type="float">
            <text:p>-53.76672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6.674149" calcext:value-type="float">
            <text:p>86.674149</text:p>
          </table:table-cell>
          <table:table-cell office:value-type="float" office:value="-53.770454" calcext:value-type="float">
            <text:p>-53.7704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6.695381" calcext:value-type="float">
            <text:p>86.695381</text:p>
          </table:table-cell>
          <table:table-cell office:value-type="float" office:value="-53.769764" calcext:value-type="float">
            <text:p>-53.76976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6.670135" calcext:value-type="float">
            <text:p>86.670135</text:p>
          </table:table-cell>
          <table:table-cell office:value-type="float" office:value="-53.773643" calcext:value-type="float">
            <text:p>-53.77364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6.657875" calcext:value-type="float">
            <text:p>86.657875</text:p>
          </table:table-cell>
          <table:table-cell office:value-type="float" office:value="-53.777943" calcext:value-type="float">
            <text:p>-53.77794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86.631927" calcext:value-type="float">
            <text:p>86.631927</text:p>
          </table:table-cell>
          <table:table-cell office:value-type="float" office:value="-53.780735" calcext:value-type="float">
            <text:p>-53.78073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6.645706" calcext:value-type="float">
            <text:p>86.645706</text:p>
          </table:table-cell>
          <table:table-cell office:value-type="float" office:value="-53.796345" calcext:value-type="float">
            <text:p>-53.796345</text:p>
          </table:table-cell>
        </table:table-row>
        <table:table-row table:style-name="ro1">
          <table:table-cell office:value-type="string" calcext:value-type="string">
            <text:p>SPTCL-2106</text:p>
          </table:table-cell>
          <table:table-cell table:style-name="Default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16.51181" calcext:value-type="float">
            <text:p>316.51181</text:p>
          </table:table-cell>
          <table:table-cell office:value-type="float" office:value="-58.738125" calcext:value-type="float">
            <text:p>-58.73812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16.509399" calcext:value-type="float">
            <text:p>316.509399</text:p>
          </table:table-cell>
          <table:table-cell office:value-type="float" office:value="-58.748283" calcext:value-type="float">
            <text:p>-58.74828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16.483551" calcext:value-type="float">
            <text:p>316.483551</text:p>
          </table:table-cell>
          <table:table-cell office:value-type="float" office:value="-58.748856" calcext:value-type="float">
            <text:p>-58.74885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16.517975" calcext:value-type="float">
            <text:p>316.517975</text:p>
          </table:table-cell>
          <table:table-cell office:value-type="float" office:value="-58.749931" calcext:value-type="float">
            <text:p>-58.74993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16.476624" calcext:value-type="float">
            <text:p>316.476624</text:p>
          </table:table-cell>
          <table:table-cell office:value-type="float" office:value="-58.750801" calcext:value-type="float">
            <text:p>-58.750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2:01:23.305921175</meta:creation-date>
    <dc:date>2020-07-09T12:21:10.298841367</dc:date>
    <meta:editing-duration>PT8M56S</meta:editing-duration>
    <meta:editing-cycles>1</meta:editing-cycles>
    <meta:document-statistic meta:table-count="1" meta:cell-count="242" meta:object-count="0"/>
    <meta:generator>LibreOffice/6.4.3.2$Linux_X86_64 LibreOffice_project/40$Build-2</meta:generator>
  </office:meta>
</office:document-meta>
</file>